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-6</text:p>
          </table:table-cell>
          <table:table-cell office:value-type="string" calcext:value-type="string">
            <text:p>Rundenzaehler</text:p>
          </table:table-cell>
          <table:table-cell table:number-columns-repeated="9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Aktueller Spieler </text:p>
          </table:table-cell>
          <table:table-cell table:number-columns-repeated="9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Lila</text:p>
          </table:table-cell>
          <table:table-cell office:value-type="string" calcext:value-type="string">
            <text:p>1-6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Gruen</text:p>
          </table:table-cell>
          <table:table-cell office:value-type="string" calcext:value-type="string">
            <text:p>1-6</text:p>
          </table:table-cell>
          <table:table-cell table:number-columns-repeated="4"/>
          <table:table-cell office:value-type="string" calcext:value-type="string">
            <text:p>Spieler1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Weiss</text:p>
          </table:table-cell>
          <table:table-cell office:value-type="string" calcext:value-type="string">
            <text:p>1-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 table:number-columns-repeated="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1 ( 0: Nix, 1:Blau usw.)</text:p>
          </table:table-cell>
          <table:table-cell table:number-columns-repeated="3"/>
          <table:table-cell table:formula="of:=[.G8]+1" office:value-type="float" office:value="2" calcext:value-type="float">
            <text:p>2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2 ( 0: Nix, 1:Blau usw.)</text:p>
          </table:table-cell>
          <table:table-cell table:number-columns-repeated="3"/>
          <table:table-cell table:formula="of:=[.G9]+1" office:value-type="float" office:value="3" calcext:value-type="float">
            <text:p>3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Würfel auf Würfelfeld 3 ( 0: Nix, 1:Blau usw.)</text:p>
          </table:table-cell>
          <table:table-cell table:number-columns-repeated="3"/>
          <table:table-cell table:formula="of:=[.G10]+1" office:value-type="float" office:value="4" calcext:value-type="float">
            <text:p>4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r Würfel auf Silberplatte? (0: Nein, 1:Ja)</text:p>
          </table:table-cell>
          <table:table-cell table:number-columns-repeated="3"/>
          <table:table-cell table:formula="of:=[.G11]+1" office:value-type="float" office:value="5" calcext:value-type="float">
            <text:p>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 Würfel auf Silberplatte? (0: Nein, 1:Ja)</text:p>
          </table:table-cell>
          <table:table-cell table:number-columns-repeated="3"/>
          <table:table-cell table:formula="of:=[.G12]+1" office:value-type="float" office:value="6" calcext:value-type="float">
            <text:p>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2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Orange Würfel auf Silberplatte? (0: Nein, 1:Ja)</text:p>
          </table:table-cell>
          <table:table-cell table:number-columns-repeated="3"/>
          <table:table-cell table:formula="of:=[.G13]+1" office:value-type="float" office:value="7" calcext:value-type="float">
            <text:p>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3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Lila Würfel auf Silberplatte? (0: Nein, 1:Ja)</text:p>
          </table:table-cell>
          <table:table-cell table:number-columns-repeated="3"/>
          <table:table-cell table:formula="of:=[.G14]+1" office:value-type="float" office:value="8" calcext:value-type="float">
            <text:p>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4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ruen Würfel auf Silberplatte? (0: Nein, 1:Ja)</text:p>
          </table:table-cell>
          <table:table-cell table:number-columns-repeated="3"/>
          <table:table-cell table:formula="of:=[.G15]+1" office:value-type="float" office:value="9" calcext:value-type="float">
            <text:p>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5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Weiss Würfel auf Silberplatte? (0: Nein, 1:Ja)</text:p>
          </table:table-cell>
          <table:table-cell table:number-columns-repeated="3"/>
          <table:table-cell table:formula="of:=[.G16]+1" office:value-type="float" office:value="10" calcext:value-type="float">
            <text:p>1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6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/>
          <table:table-cell office:value-type="string" calcext:value-type="string">
            <text:p>SPIELER 1</text:p>
          </table:table-cell>
          <table:table-cell/>
          <table:table-cell table:formula="of:=[.G17]+1" office:value-type="float" office:value="11" calcext:value-type="float">
            <text:p>1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7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3"/>
          <table:table-cell table:formula="of:=[.G18]+1" office:value-type="float" office:value="12" calcext:value-type="float">
            <text:p>1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8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3"/>
          <table:table-cell table:formula="of:=[.G19]+1" office:value-type="float" office:value="13" calcext:value-type="float">
            <text:p>1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19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3"/>
          <table:table-cell table:formula="of:=[.G20]+1" office:value-type="float" office:value="14" calcext:value-type="float">
            <text:p>1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0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[.G21]+1" office:value-type="float" office:value="15" calcext:value-type="float">
            <text:p>1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1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2]+1" office:value-type="float" office:value="1" calcext:value-type="float">
            <text:p>1</text:p>
          </table:table-cell>
          <table:table-cell table:number-columns-repeated="2"/>
          <table:table-cell table:formula="of:=[.G22]+1" office:value-type="float" office:value="16" calcext:value-type="float">
            <text:p>1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J22]+1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3]+1" office:value-type="float" office:value="2" calcext:value-type="float">
            <text:p>2</text:p>
          </table:table-cell>
          <table:table-cell table:number-columns-repeated="2"/>
          <table:table-cell table:formula="of:=[.G23]+1" office:value-type="float" office:value="17" calcext:value-type="float">
            <text:p>1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4]+1" office:value-type="float" office:value="3" calcext:value-type="float">
            <text:p>3</text:p>
          </table:table-cell>
          <table:table-cell table:number-columns-repeated="2"/>
          <table:table-cell table:formula="of:=[.G24]+1" office:value-type="float" office:value="18" calcext:value-type="float">
            <text:p>18</text:p>
          </table:table-cell>
          <table:table-cell office:value-type="string" calcext:value-type="string">
            <text:p>0-1</text:p>
          </table:table-cell>
          <table:table-cell table:formula="of:=[.I24]" office:value-type="string" office:string-value="Blaues Feld" calcext:value-type="string">
            <text:p>Blaues Feld</text:p>
          </table:table-cell>
          <table:table-cell table:style-name="ce1" table:formula="of:=[.J24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5]+1" office:value-type="float" office:value="4" calcext:value-type="float">
            <text:p>4</text:p>
          </table:table-cell>
          <table:table-cell table:number-columns-repeated="2"/>
          <table:table-cell table:formula="of:=[.G25]+1" office:value-type="float" office:value="19" calcext:value-type="float">
            <text:p>19</text:p>
          </table:table-cell>
          <table:table-cell office:value-type="string" calcext:value-type="string">
            <text:p>0-1</text:p>
          </table:table-cell>
          <table:table-cell table:formula="of:=[.I25]" office:value-type="string" office:string-value="Blaues Feld" calcext:value-type="string">
            <text:p>Blaues Feld</text:p>
          </table:table-cell>
          <table:table-cell table:style-name="ce1" table:formula="of:=[.J25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6]+1" office:value-type="float" office:value="5" calcext:value-type="float">
            <text:p>5</text:p>
          </table:table-cell>
          <table:table-cell table:number-columns-repeated="2"/>
          <table:table-cell table:formula="of:=[.G26]+1" office:value-type="float" office:value="20" calcext:value-type="float">
            <text:p>20</text:p>
          </table:table-cell>
          <table:table-cell office:value-type="string" calcext:value-type="string">
            <text:p>0-1</text:p>
          </table:table-cell>
          <table:table-cell table:formula="of:=[.I26]" office:value-type="string" office:string-value="Blaues Feld" calcext:value-type="string">
            <text:p>Blaues Feld</text:p>
          </table:table-cell>
          <table:table-cell table:style-name="ce1" table:formula="of:=[.J26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7]+1" office:value-type="float" office:value="6" calcext:value-type="float">
            <text:p>6</text:p>
          </table:table-cell>
          <table:table-cell table:number-columns-repeated="2"/>
          <table:table-cell table:formula="of:=[.G27]+1" office:value-type="float" office:value="21" calcext:value-type="float">
            <text:p>21</text:p>
          </table:table-cell>
          <table:table-cell office:value-type="string" calcext:value-type="string">
            <text:p>0-1</text:p>
          </table:table-cell>
          <table:table-cell table:formula="of:=[.I27]" office:value-type="string" office:string-value="Blaues Feld" calcext:value-type="string">
            <text:p>Blaues Feld</text:p>
          </table:table-cell>
          <table:table-cell table:style-name="ce1" table:formula="of:=[.J27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8]+1" office:value-type="float" office:value="7" calcext:value-type="float">
            <text:p>7</text:p>
          </table:table-cell>
          <table:table-cell table:number-columns-repeated="2"/>
          <table:table-cell table:formula="of:=[.G28]+1" office:value-type="float" office:value="22" calcext:value-type="float">
            <text:p>22</text:p>
          </table:table-cell>
          <table:table-cell office:value-type="string" calcext:value-type="string">
            <text:p>0-1</text:p>
          </table:table-cell>
          <table:table-cell table:formula="of:=[.I28]" office:value-type="string" office:string-value="Blaues Feld" calcext:value-type="string">
            <text:p>Blaues Feld</text:p>
          </table:table-cell>
          <table:table-cell table:style-name="ce1" table:formula="of:=[.J28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29]+1" office:value-type="float" office:value="8" calcext:value-type="float">
            <text:p>8</text:p>
          </table:table-cell>
          <table:table-cell table:number-columns-repeated="2"/>
          <table:table-cell table:formula="of:=[.G29]+1" office:value-type="float" office:value="23" calcext:value-type="float">
            <text:p>23</text:p>
          </table:table-cell>
          <table:table-cell office:value-type="string" calcext:value-type="string">
            <text:p>0-1</text:p>
          </table:table-cell>
          <table:table-cell table:formula="of:=[.I29]" office:value-type="string" office:string-value="Blaues Feld" calcext:value-type="string">
            <text:p>Blaues Feld</text:p>
          </table:table-cell>
          <table:table-cell table:style-name="ce1" table:formula="of:=[.J29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0]+1" office:value-type="float" office:value="9" calcext:value-type="float">
            <text:p>9</text:p>
          </table:table-cell>
          <table:table-cell table:number-columns-repeated="2"/>
          <table:table-cell table:formula="of:=[.G30]+1" office:value-type="float" office:value="24" calcext:value-type="float">
            <text:p>24</text:p>
          </table:table-cell>
          <table:table-cell office:value-type="string" calcext:value-type="string">
            <text:p>0-1</text:p>
          </table:table-cell>
          <table:table-cell table:formula="of:=[.I30]" office:value-type="string" office:string-value="Blaues Feld" calcext:value-type="string">
            <text:p>Blaues Feld</text:p>
          </table:table-cell>
          <table:table-cell table:style-name="ce1" table:formula="of:=[.J30]+1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1]+1" office:value-type="float" office:value="10" calcext:value-type="float">
            <text:p>10</text:p>
          </table:table-cell>
          <table:table-cell table:number-columns-repeated="2"/>
          <table:table-cell table:formula="of:=[.G31]+1" office:value-type="float" office:value="25" calcext:value-type="float">
            <text:p>25</text:p>
          </table:table-cell>
          <table:table-cell office:value-type="string" calcext:value-type="string">
            <text:p>0-1</text:p>
          </table:table-cell>
          <table:table-cell table:formula="of:=[.I31]" office:value-type="string" office:string-value="Blaues Feld" calcext:value-type="string">
            <text:p>Blaues Feld</text:p>
          </table:table-cell>
          <table:table-cell table:style-name="ce1" table:formula="of:=[.J31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32]+1" office:value-type="float" office:value="11" calcext:value-type="float">
            <text:p>11</text:p>
          </table:table-cell>
          <table:table-cell table:number-columns-repeated="2"/>
          <table:table-cell table:formula="of:=[.G32]+1" office:value-type="float" office:value="26" calcext:value-type="float">
            <text:p>26</text:p>
          </table:table-cell>
          <table:table-cell office:value-type="string" calcext:value-type="string">
            <text:p>0-1</text:p>
          </table:table-cell>
          <table:table-cell table:formula="of:=[.I32]" office:value-type="string" office:string-value="Blaues Feld" calcext:value-type="string">
            <text:p>Blaues Feld</text:p>
          </table:table-cell>
          <table:table-cell table:style-name="ce1" table:formula="of:=[.J32]+1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formula="of:=[.G33]+1" office:value-type="float" office:value="27" calcext:value-type="float">
            <text:p>27</text:p>
          </table:table-cell>
          <table:table-cell office:value-type="string" calcext:value-type="string">
            <text:p>0-1</text:p>
          </table:table-cell>
          <table:table-cell table:formula="of:=[.I33]" office:value-type="string" office:string-value="Blaues Feld" calcext:value-type="string">
            <text:p>Blaues Feld</text:p>
          </table:table-cell>
          <table:table-cell table:style-name="ce1" table:formula="of:=[.J33]+1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0-1</text:p>
          </table:table-cell>
          <table:table-cell table:formula="of:=[.C34]" office:value-type="string" office:string-value="Blaues Feld" calcext:value-type="string">
            <text:p>Blaues Feld</text:p>
          </table:table-cell>
          <table:table-cell table:style-name="ce1" table:formula="of:=[.D34]+1" office:value-type="float" office:value="1" calcext:value-type="float">
            <text:p>1</text:p>
          </table:table-cell>
          <table:table-cell table:number-columns-repeated="2"/>
          <table:table-cell table:formula="of:=[.G34]+1" office:value-type="float" office:value="28" calcext:value-type="float">
            <text:p>28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0-1</text:p>
          </table:table-cell>
          <table:table-cell table:formula="of:=[.C35]" office:value-type="string" office:string-value="Blaues Feld" calcext:value-type="string">
            <text:p>Blaues Feld</text:p>
          </table:table-cell>
          <table:table-cell table:style-name="ce1" table:formula="of:=[.D35]+1" office:value-type="float" office:value="2" calcext:value-type="float">
            <text:p>2</text:p>
          </table:table-cell>
          <table:table-cell table:number-columns-repeated="2"/>
          <table:table-cell table:formula="of:=[.G35]+1" office:value-type="float" office:value="29" calcext:value-type="float">
            <text:p>2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0-1</text:p>
          </table:table-cell>
          <table:table-cell table:formula="of:=[.C36]" office:value-type="string" office:string-value="Blaues Feld" calcext:value-type="string">
            <text:p>Blaues Feld</text:p>
          </table:table-cell>
          <table:table-cell table:style-name="ce1" table:formula="of:=[.D36]+1" office:value-type="float" office:value="3" calcext:value-type="float">
            <text:p>3</text:p>
          </table:table-cell>
          <table:table-cell table:number-columns-repeated="2"/>
          <table:table-cell table:formula="of:=[.G36]+1" office:value-type="float" office:value="30" calcext:value-type="float">
            <text:p>30</text:p>
          </table:table-cell>
          <table:table-cell office:value-type="string" calcext:value-type="string">
            <text:p>0-6</text:p>
          </table:table-cell>
          <table:table-cell table:formula="of:=[.I36]" office:value-type="string" office:string-value="Oranges Feld" calcext:value-type="string">
            <text:p>Oranges Feld</text:p>
          </table:table-cell>
          <table:table-cell table:formula="of:=[.J36]+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0-1</text:p>
          </table:table-cell>
          <table:table-cell table:formula="of:=[.C37]" office:value-type="string" office:string-value="Blaues Feld" calcext:value-type="string">
            <text:p>Blaues Feld</text:p>
          </table:table-cell>
          <table:table-cell table:style-name="ce1" table:formula="of:=[.D37]+1" office:value-type="float" office:value="4" calcext:value-type="float">
            <text:p>4</text:p>
          </table:table-cell>
          <table:table-cell table:number-columns-repeated="2"/>
          <table:table-cell table:formula="of:=[.G37]+1" office:value-type="float" office:value="31" calcext:value-type="float">
            <text:p>31</text:p>
          </table:table-cell>
          <table:table-cell office:value-type="string" calcext:value-type="string">
            <text:p>0-6</text:p>
          </table:table-cell>
          <table:table-cell table:formula="of:=[.I37]" office:value-type="string" office:string-value="Oranges Feld" calcext:value-type="string">
            <text:p>Oranges Feld</text:p>
          </table:table-cell>
          <table:table-cell table:formula="of:=[.J37]+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0-1</text:p>
          </table:table-cell>
          <table:table-cell table:formula="of:=[.C38]" office:value-type="string" office:string-value="Blaues Feld" calcext:value-type="string">
            <text:p>Blaues Feld</text:p>
          </table:table-cell>
          <table:table-cell table:style-name="ce1" table:formula="of:=[.D38]+1" office:value-type="float" office:value="5" calcext:value-type="float">
            <text:p>5</text:p>
          </table:table-cell>
          <table:table-cell table:number-columns-repeated="2"/>
          <table:table-cell table:formula="of:=[.G38]+1" office:value-type="float" office:value="32" calcext:value-type="float">
            <text:p>32</text:p>
          </table:table-cell>
          <table:table-cell office:value-type="string" calcext:value-type="string">
            <text:p>0-12</text:p>
          </table:table-cell>
          <table:table-cell table:formula="of:=[.I38]" office:value-type="string" office:string-value="Oranges Feld" calcext:value-type="string">
            <text:p>Oranges Feld</text:p>
          </table:table-cell>
          <table:table-cell table:formula="of:=[.J38]+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0-1</text:p>
          </table:table-cell>
          <table:table-cell table:formula="of:=[.C39]" office:value-type="string" office:string-value="Blaues Feld" calcext:value-type="string">
            <text:p>Blaues Feld</text:p>
          </table:table-cell>
          <table:table-cell table:style-name="ce1" table:formula="of:=[.D39]+1" office:value-type="float" office:value="6" calcext:value-type="float">
            <text:p>6</text:p>
          </table:table-cell>
          <table:table-cell table:number-columns-repeated="2"/>
          <table:table-cell table:formula="of:=[.G39]+1" office:value-type="float" office:value="33" calcext:value-type="float">
            <text:p>33</text:p>
          </table:table-cell>
          <table:table-cell office:value-type="string" calcext:value-type="string">
            <text:p>0-6</text:p>
          </table:table-cell>
          <table:table-cell table:formula="of:=[.I39]" office:value-type="string" office:string-value="Oranges Feld" calcext:value-type="string">
            <text:p>Oranges Feld</text:p>
          </table:table-cell>
          <table:table-cell table:formula="of:=[.J39]+1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0-1</text:p>
          </table:table-cell>
          <table:table-cell table:formula="of:=[.C40]" office:value-type="string" office:string-value="Blaues Feld" calcext:value-type="string">
            <text:p>Blaues Feld</text:p>
          </table:table-cell>
          <table:table-cell table:style-name="ce1" table:formula="of:=[.D40]+1" office:value-type="float" office:value="7" calcext:value-type="float">
            <text:p>7</text:p>
          </table:table-cell>
          <table:table-cell table:number-columns-repeated="2"/>
          <table:table-cell table:formula="of:=[.G40]+1" office:value-type="float" office:value="34" calcext:value-type="float">
            <text:p>34</text:p>
          </table:table-cell>
          <table:table-cell office:value-type="string" calcext:value-type="string">
            <text:p>0-6</text:p>
          </table:table-cell>
          <table:table-cell table:formula="of:=[.I40]" office:value-type="string" office:string-value="Oranges Feld" calcext:value-type="string">
            <text:p>Oranges Feld</text:p>
          </table:table-cell>
          <table:table-cell table:formula="of:=[.J40]+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0-1</text:p>
          </table:table-cell>
          <table:table-cell table:formula="of:=[.C41]" office:value-type="string" office:string-value="Blaues Feld" calcext:value-type="string">
            <text:p>Blaues Feld</text:p>
          </table:table-cell>
          <table:table-cell table:style-name="ce1" table:formula="of:=[.D41]+1" office:value-type="float" office:value="8" calcext:value-type="float">
            <text:p>8</text:p>
          </table:table-cell>
          <table:table-cell table:number-columns-repeated="2"/>
          <table:table-cell table:formula="of:=[.G41]+1" office:value-type="float" office:value="35" calcext:value-type="float">
            <text:p>35</text:p>
          </table:table-cell>
          <table:table-cell office:value-type="string" calcext:value-type="string">
            <text:p>0-12</text:p>
          </table:table-cell>
          <table:table-cell table:formula="of:=[.I41]" office:value-type="string" office:string-value="Oranges Feld" calcext:value-type="string">
            <text:p>Oranges Feld</text:p>
          </table:table-cell>
          <table:table-cell table:formula="of:=[.J41]+1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0-1</text:p>
          </table:table-cell>
          <table:table-cell table:formula="of:=[.C42]" office:value-type="string" office:string-value="Blaues Feld" calcext:value-type="string">
            <text:p>Blaues Feld</text:p>
          </table:table-cell>
          <table:table-cell table:style-name="ce1" table:formula="of:=[.D42]+1" office:value-type="float" office:value="9" calcext:value-type="float">
            <text:p>9</text:p>
          </table:table-cell>
          <table:table-cell table:number-columns-repeated="2"/>
          <table:table-cell table:formula="of:=[.G42]+1" office:value-type="float" office:value="36" calcext:value-type="float">
            <text:p>36</text:p>
          </table:table-cell>
          <table:table-cell office:value-type="string" calcext:value-type="string">
            <text:p>0-6</text:p>
          </table:table-cell>
          <table:table-cell table:formula="of:=[.I42]" office:value-type="string" office:string-value="Oranges Feld" calcext:value-type="string">
            <text:p>Oranges Feld</text:p>
          </table:table-cell>
          <table:table-cell table:formula="of:=[.J42]+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0-1</text:p>
          </table:table-cell>
          <table:table-cell table:formula="of:=[.C43]" office:value-type="string" office:string-value="Blaues Feld" calcext:value-type="string">
            <text:p>Blaues Feld</text:p>
          </table:table-cell>
          <table:table-cell table:style-name="ce1" table:formula="of:=[.D43]+1" office:value-type="float" office:value="10" calcext:value-type="float">
            <text:p>10</text:p>
          </table:table-cell>
          <table:table-cell table:number-columns-repeated="2"/>
          <table:table-cell table:formula="of:=[.G43]+1" office:value-type="float" office:value="37" calcext:value-type="float">
            <text:p>37</text:p>
          </table:table-cell>
          <table:table-cell office:value-type="string" calcext:value-type="string">
            <text:p>0-12</text:p>
          </table:table-cell>
          <table:table-cell table:formula="of:=[.I43]" office:value-type="string" office:string-value="Oranges Feld" calcext:value-type="string">
            <text:p>Oranges Feld</text:p>
          </table:table-cell>
          <table:table-cell table:formula="of:=[.J43]+1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 table:number-columns-repeated="2"/>
          <table:table-cell table:formula="of:=[.G44]+1" office:value-type="float" office:value="38" calcext:value-type="float">
            <text:p>38</text:p>
          </table:table-cell>
          <table:table-cell office:value-type="string" calcext:value-type="string">
            <text:p>0-6</text:p>
          </table:table-cell>
          <table:table-cell table:formula="of:=[.I44]" office:value-type="string" office:string-value="Oranges Feld" calcext:value-type="string">
            <text:p>Oranges Feld</text:p>
          </table:table-cell>
          <table:table-cell table:formula="of:=[.J44]+1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G45]+1" office:value-type="float" office:value="39" calcext:value-type="float">
            <text:p>39</text:p>
          </table:table-cell>
          <table:table-cell office:value-type="string" calcext:value-type="string">
            <text:p>0-18</text:p>
          </table:table-cell>
          <table:table-cell table:formula="of:=[.I45]" office:value-type="string" office:string-value="Oranges Feld" calcext:value-type="string">
            <text:p>Oranges Feld</text:p>
          </table:table-cell>
          <table:table-cell table:formula="of:=[.J45]+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0-6</text:p>
          </table:table-cell>
          <table:table-cell table:formula="of:=[.C46]" office:value-type="string" office:string-value="Oranges Feld" calcext:value-type="string">
            <text:p>Oranges Feld</text:p>
          </table:table-cell>
          <table:table-cell table:formula="of:=[.D46]+1" office:value-type="float" office:value="1" calcext:value-type="float">
            <text:p>1</text:p>
          </table:table-cell>
          <table:table-cell table:number-columns-repeated="2"/>
          <table:table-cell table:formula="of:=[.G46]+1" office:value-type="float" office:value="40" calcext:value-type="float">
            <text:p>4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0-6</text:p>
          </table:table-cell>
          <table:table-cell table:formula="of:=[.C47]" office:value-type="string" office:string-value="Oranges Feld" calcext:value-type="string">
            <text:p>Oranges Feld</text:p>
          </table:table-cell>
          <table:table-cell table:formula="of:=[.D47]+1" office:value-type="float" office:value="2" calcext:value-type="float">
            <text:p>2</text:p>
          </table:table-cell>
          <table:table-cell table:number-columns-repeated="2"/>
          <table:table-cell table:formula="of:=[.G47]+1" office:value-type="float" office:value="41" calcext:value-type="float">
            <text:p>4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0-12</text:p>
          </table:table-cell>
          <table:table-cell table:formula="of:=[.C48]" office:value-type="string" office:string-value="Oranges Feld" calcext:value-type="string">
            <text:p>Oranges Feld</text:p>
          </table:table-cell>
          <table:table-cell table:formula="of:=[.D48]+1" office:value-type="float" office:value="3" calcext:value-type="float">
            <text:p>3</text:p>
          </table:table-cell>
          <table:table-cell table:number-columns-repeated="2"/>
          <table:table-cell table:formula="of:=[.G48]+1" office:value-type="float" office:value="42" calcext:value-type="float">
            <text:p>4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0-6</text:p>
          </table:table-cell>
          <table:table-cell table:formula="of:=[.C49]" office:value-type="string" office:string-value="Oranges Feld" calcext:value-type="string">
            <text:p>Oranges Feld</text:p>
          </table:table-cell>
          <table:table-cell table:formula="of:=[.D49]+1" office:value-type="float" office:value="4" calcext:value-type="float">
            <text:p>4</text:p>
          </table:table-cell>
          <table:table-cell table:number-columns-repeated="2"/>
          <table:table-cell table:formula="of:=[.G49]+1" office:value-type="float" office:value="43" calcext:value-type="float">
            <text:p>4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0-6</text:p>
          </table:table-cell>
          <table:table-cell table:formula="of:=[.C50]" office:value-type="string" office:string-value="Oranges Feld" calcext:value-type="string">
            <text:p>Oranges Feld</text:p>
          </table:table-cell>
          <table:table-cell table:formula="of:=[.D50]+1" office:value-type="float" office:value="5" calcext:value-type="float">
            <text:p>5</text:p>
          </table:table-cell>
          <table:table-cell table:number-columns-repeated="2"/>
          <table:table-cell table:formula="of:=[.G50]+1" office:value-type="float" office:value="44" calcext:value-type="float">
            <text:p>4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0-12</text:p>
          </table:table-cell>
          <table:table-cell table:formula="of:=[.C51]" office:value-type="string" office:string-value="Oranges Feld" calcext:value-type="string">
            <text:p>Oranges Feld</text:p>
          </table:table-cell>
          <table:table-cell table:formula="of:=[.D51]+1" office:value-type="float" office:value="6" calcext:value-type="float">
            <text:p>6</text:p>
          </table:table-cell>
          <table:table-cell table:number-columns-repeated="2"/>
          <table:table-cell table:formula="of:=[.G51]+1" office:value-type="float" office:value="45" calcext:value-type="float">
            <text:p>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0-6</text:p>
          </table:table-cell>
          <table:table-cell table:formula="of:=[.C52]" office:value-type="string" office:string-value="Oranges Feld" calcext:value-type="string">
            <text:p>Oranges Feld</text:p>
          </table:table-cell>
          <table:table-cell table:formula="of:=[.D52]+1" office:value-type="float" office:value="7" calcext:value-type="float">
            <text:p>7</text:p>
          </table:table-cell>
          <table:table-cell table:number-columns-repeated="2"/>
          <table:table-cell table:formula="of:=[.G52]+1" office:value-type="float" office:value="46" calcext:value-type="float">
            <text:p>4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0-12</text:p>
          </table:table-cell>
          <table:table-cell table:formula="of:=[.C53]" office:value-type="string" office:string-value="Oranges Feld" calcext:value-type="string">
            <text:p>Oranges Feld</text:p>
          </table:table-cell>
          <table:table-cell table:formula="of:=[.D53]+1" office:value-type="float" office:value="8" calcext:value-type="float">
            <text:p>8</text:p>
          </table:table-cell>
          <table:table-cell table:number-columns-repeated="2"/>
          <table:table-cell table:formula="of:=[.G53]+1" office:value-type="float" office:value="47" calcext:value-type="float">
            <text:p>4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0-6</text:p>
          </table:table-cell>
          <table:table-cell table:formula="of:=[.C54]" office:value-type="string" office:string-value="Oranges Feld" calcext:value-type="string">
            <text:p>Oranges Feld</text:p>
          </table:table-cell>
          <table:table-cell table:formula="of:=[.D54]+1" office:value-type="float" office:value="9" calcext:value-type="float">
            <text:p>9</text:p>
          </table:table-cell>
          <table:table-cell table:number-columns-repeated="2"/>
          <table:table-cell table:formula="of:=[.G54]+1" office:value-type="float" office:value="48" calcext:value-type="float">
            <text:p>4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0-18</text:p>
          </table:table-cell>
          <table:table-cell table:formula="of:=[.C55]" office:value-type="string" office:string-value="Oranges Feld" calcext:value-type="string">
            <text:p>Oranges Feld</text:p>
          </table:table-cell>
          <table:table-cell table:formula="of:=[.D55]+1"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/>
          <table:table-cell office:value-type="string" calcext:value-type="string">
            <text:p>SPIELER 2</text:p>
          </table:table-cell>
          <table:table-cell table:number-columns-repeated="7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2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3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4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5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6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7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8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79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0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1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82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0-1</text:p>
          </table:table-cell>
          <table:table-cell table:formula="of:=[.C84]" office:value-type="string" office:string-value="Blaues Feld" calcext:value-type="string">
            <text:p>Blaues Feld</text:p>
          </table:table-cell>
          <table:table-cell table:style-name="ce1" table:formula="of:=[.D84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0-1</text:p>
          </table:table-cell>
          <table:table-cell table:formula="of:=[.C85]" office:value-type="string" office:string-value="Blaues Feld" calcext:value-type="string">
            <text:p>Blaues Feld</text:p>
          </table:table-cell>
          <table:table-cell table:style-name="ce1" table:formula="of:=[.D85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0-1</text:p>
          </table:table-cell>
          <table:table-cell table:formula="of:=[.C86]" office:value-type="string" office:string-value="Blaues Feld" calcext:value-type="string">
            <text:p>Blaues Feld</text:p>
          </table:table-cell>
          <table:table-cell table:style-name="ce1" table:formula="of:=[.D86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0-1</text:p>
          </table:table-cell>
          <table:table-cell table:formula="of:=[.C87]" office:value-type="string" office:string-value="Blaues Feld" calcext:value-type="string">
            <text:p>Blaues Feld</text:p>
          </table:table-cell>
          <table:table-cell table:style-name="ce1" table:formula="of:=[.D8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0-1</text:p>
          </table:table-cell>
          <table:table-cell table:formula="of:=[.C88]" office:value-type="string" office:string-value="Blaues Feld" calcext:value-type="string">
            <text:p>Blaues Feld</text:p>
          </table:table-cell>
          <table:table-cell table:style-name="ce1" table:formula="of:=[.D88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0-1</text:p>
          </table:table-cell>
          <table:table-cell table:formula="of:=[.C89]" office:value-type="string" office:string-value="Blaues Feld" calcext:value-type="string">
            <text:p>Blaues Feld</text:p>
          </table:table-cell>
          <table:table-cell table:style-name="ce1" table:formula="of:=[.D89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0-1</text:p>
          </table:table-cell>
          <table:table-cell table:formula="of:=[.C90]" office:value-type="string" office:string-value="Blaues Feld" calcext:value-type="string">
            <text:p>Blaues Feld</text:p>
          </table:table-cell>
          <table:table-cell table:style-name="ce1" table:formula="of:=[.D90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0-1</text:p>
          </table:table-cell>
          <table:table-cell table:formula="of:=[.C91]" office:value-type="string" office:string-value="Blaues Feld" calcext:value-type="string">
            <text:p>Blaues Feld</text:p>
          </table:table-cell>
          <table:table-cell table:style-name="ce1" table:formula="of:=[.D91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0-1</text:p>
          </table:table-cell>
          <table:table-cell table:formula="of:=[.C92]" office:value-type="string" office:string-value="Blaues Feld" calcext:value-type="string">
            <text:p>Blaues Feld</text:p>
          </table:table-cell>
          <table:table-cell table:style-name="ce1" table:formula="of:=[.D92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0-1</text:p>
          </table:table-cell>
          <table:table-cell table:formula="of:=[.C93]" office:value-type="string" office:string-value="Blaues Feld" calcext:value-type="string">
            <text:p>Blaues Feld</text:p>
          </table:table-cell>
          <table:table-cell table:style-name="ce1" table:formula="of:=[.D93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 table:number-columns-repeated="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0-6</text:p>
          </table:table-cell>
          <table:table-cell table:formula="of:=[.C96]" office:value-type="string" office:string-value="Oranges Feld" calcext:value-type="string">
            <text:p>Oranges Feld</text:p>
          </table:table-cell>
          <table:table-cell table:formula="of:=[.D9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0-6</text:p>
          </table:table-cell>
          <table:table-cell table:formula="of:=[.C97]" office:value-type="string" office:string-value="Oranges Feld" calcext:value-type="string">
            <text:p>Oranges Feld</text:p>
          </table:table-cell>
          <table:table-cell table:formula="of:=[.D9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0-12</text:p>
          </table:table-cell>
          <table:table-cell table:formula="of:=[.C98]" office:value-type="string" office:string-value="Oranges Feld" calcext:value-type="string">
            <text:p>Oranges Feld</text:p>
          </table:table-cell>
          <table:table-cell table:formula="of:=[.D9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0-6</text:p>
          </table:table-cell>
          <table:table-cell table:formula="of:=[.C99]" office:value-type="string" office:string-value="Oranges Feld" calcext:value-type="string">
            <text:p>Oranges Feld</text:p>
          </table:table-cell>
          <table:table-cell table:formula="of:=[.D9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0-6</text:p>
          </table:table-cell>
          <table:table-cell table:formula="of:=[.C100]" office:value-type="string" office:string-value="Oranges Feld" calcext:value-type="string">
            <text:p>Oranges Feld</text:p>
          </table:table-cell>
          <table:table-cell table:formula="of:=[.D10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0-12</text:p>
          </table:table-cell>
          <table:table-cell table:formula="of:=[.C101]" office:value-type="string" office:string-value="Oranges Feld" calcext:value-type="string">
            <text:p>Oranges Feld</text:p>
          </table:table-cell>
          <table:table-cell table:formula="of:=[.D101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0-6</text:p>
          </table:table-cell>
          <table:table-cell table:formula="of:=[.C102]" office:value-type="string" office:string-value="Oranges Feld" calcext:value-type="string">
            <text:p>Oranges Feld</text:p>
          </table:table-cell>
          <table:table-cell table:formula="of:=[.D102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0-12</text:p>
          </table:table-cell>
          <table:table-cell table:formula="of:=[.C103]" office:value-type="string" office:string-value="Oranges Feld" calcext:value-type="string">
            <text:p>Oranges Feld</text:p>
          </table:table-cell>
          <table:table-cell table:formula="of:=[.D103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0-6</text:p>
          </table:table-cell>
          <table:table-cell table:formula="of:=[.C104]" office:value-type="string" office:string-value="Oranges Feld" calcext:value-type="string">
            <text:p>Oranges Feld</text:p>
          </table:table-cell>
          <table:table-cell table:formula="of:=[.D104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0-18</text:p>
          </table:table-cell>
          <table:table-cell table:formula="of:=[.C105]" office:value-type="string" office:string-value="Oranges Feld" calcext:value-type="string">
            <text:p>Oranges Feld</text:p>
          </table:table-cell>
          <table:table-cell table:formula="of:=[.D105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/>
          <table:table-cell office:value-type="string" calcext:value-type="string">
            <text:p>SPIELER 3</text:p>
          </table:table-cell>
          <table:table-cell table:number-columns-repeated="7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2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3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4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5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6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7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8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29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30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31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32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0-1</text:p>
          </table:table-cell>
          <table:table-cell table:formula="of:=[.C134]" office:value-type="string" office:string-value="Blaues Feld" calcext:value-type="string">
            <text:p>Blaues Feld</text:p>
          </table:table-cell>
          <table:table-cell table:style-name="ce1" table:formula="of:=[.D134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0-1</text:p>
          </table:table-cell>
          <table:table-cell table:formula="of:=[.C135]" office:value-type="string" office:string-value="Blaues Feld" calcext:value-type="string">
            <text:p>Blaues Feld</text:p>
          </table:table-cell>
          <table:table-cell table:style-name="ce1" table:formula="of:=[.D135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0-1</text:p>
          </table:table-cell>
          <table:table-cell table:formula="of:=[.C136]" office:value-type="string" office:string-value="Blaues Feld" calcext:value-type="string">
            <text:p>Blaues Feld</text:p>
          </table:table-cell>
          <table:table-cell table:style-name="ce1" table:formula="of:=[.D136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0-1</text:p>
          </table:table-cell>
          <table:table-cell table:formula="of:=[.C137]" office:value-type="string" office:string-value="Blaues Feld" calcext:value-type="string">
            <text:p>Blaues Feld</text:p>
          </table:table-cell>
          <table:table-cell table:style-name="ce1" table:formula="of:=[.D13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0-1</text:p>
          </table:table-cell>
          <table:table-cell table:formula="of:=[.C138]" office:value-type="string" office:string-value="Blaues Feld" calcext:value-type="string">
            <text:p>Blaues Feld</text:p>
          </table:table-cell>
          <table:table-cell table:style-name="ce1" table:formula="of:=[.D138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0-1</text:p>
          </table:table-cell>
          <table:table-cell table:formula="of:=[.C139]" office:value-type="string" office:string-value="Blaues Feld" calcext:value-type="string">
            <text:p>Blaues Feld</text:p>
          </table:table-cell>
          <table:table-cell table:style-name="ce1" table:formula="of:=[.D139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0-1</text:p>
          </table:table-cell>
          <table:table-cell table:formula="of:=[.C140]" office:value-type="string" office:string-value="Blaues Feld" calcext:value-type="string">
            <text:p>Blaues Feld</text:p>
          </table:table-cell>
          <table:table-cell table:style-name="ce1" table:formula="of:=[.D140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0-1</text:p>
          </table:table-cell>
          <table:table-cell table:formula="of:=[.C141]" office:value-type="string" office:string-value="Blaues Feld" calcext:value-type="string">
            <text:p>Blaues Feld</text:p>
          </table:table-cell>
          <table:table-cell table:style-name="ce1" table:formula="of:=[.D141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0-1</text:p>
          </table:table-cell>
          <table:table-cell table:formula="of:=[.C142]" office:value-type="string" office:string-value="Blaues Feld" calcext:value-type="string">
            <text:p>Blaues Feld</text:p>
          </table:table-cell>
          <table:table-cell table:style-name="ce1" table:formula="of:=[.D142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0-1</text:p>
          </table:table-cell>
          <table:table-cell table:formula="of:=[.C143]" office:value-type="string" office:string-value="Blaues Feld" calcext:value-type="string">
            <text:p>Blaues Feld</text:p>
          </table:table-cell>
          <table:table-cell table:style-name="ce1" table:formula="of:=[.D143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 table:number-columns-repeated="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0-6</text:p>
          </table:table-cell>
          <table:table-cell table:formula="of:=[.C146]" office:value-type="string" office:string-value="Oranges Feld" calcext:value-type="string">
            <text:p>Oranges Feld</text:p>
          </table:table-cell>
          <table:table-cell table:formula="of:=[.D14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0-6</text:p>
          </table:table-cell>
          <table:table-cell table:formula="of:=[.C147]" office:value-type="string" office:string-value="Oranges Feld" calcext:value-type="string">
            <text:p>Oranges Feld</text:p>
          </table:table-cell>
          <table:table-cell table:formula="of:=[.D14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0-12</text:p>
          </table:table-cell>
          <table:table-cell table:formula="of:=[.C148]" office:value-type="string" office:string-value="Oranges Feld" calcext:value-type="string">
            <text:p>Oranges Feld</text:p>
          </table:table-cell>
          <table:table-cell table:formula="of:=[.D14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0-6</text:p>
          </table:table-cell>
          <table:table-cell table:formula="of:=[.C149]" office:value-type="string" office:string-value="Oranges Feld" calcext:value-type="string">
            <text:p>Oranges Feld</text:p>
          </table:table-cell>
          <table:table-cell table:formula="of:=[.D14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0-6</text:p>
          </table:table-cell>
          <table:table-cell table:formula="of:=[.C150]" office:value-type="string" office:string-value="Oranges Feld" calcext:value-type="string">
            <text:p>Oranges Feld</text:p>
          </table:table-cell>
          <table:table-cell table:formula="of:=[.D15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0-12</text:p>
          </table:table-cell>
          <table:table-cell table:formula="of:=[.C151]" office:value-type="string" office:string-value="Oranges Feld" calcext:value-type="string">
            <text:p>Oranges Feld</text:p>
          </table:table-cell>
          <table:table-cell table:formula="of:=[.D151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0-6</text:p>
          </table:table-cell>
          <table:table-cell table:formula="of:=[.C152]" office:value-type="string" office:string-value="Oranges Feld" calcext:value-type="string">
            <text:p>Oranges Feld</text:p>
          </table:table-cell>
          <table:table-cell table:formula="of:=[.D152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0-12</text:p>
          </table:table-cell>
          <table:table-cell table:formula="of:=[.C153]" office:value-type="string" office:string-value="Oranges Feld" calcext:value-type="string">
            <text:p>Oranges Feld</text:p>
          </table:table-cell>
          <table:table-cell table:formula="of:=[.D153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0-6</text:p>
          </table:table-cell>
          <table:table-cell table:formula="of:=[.C154]" office:value-type="string" office:string-value="Oranges Feld" calcext:value-type="string">
            <text:p>Oranges Feld</text:p>
          </table:table-cell>
          <table:table-cell table:formula="of:=[.D154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0-18</text:p>
          </table:table-cell>
          <table:table-cell table:formula="of:=[.C155]" office:value-type="string" office:string-value="Oranges Feld" calcext:value-type="string">
            <text:p>Oranges Feld</text:p>
          </table:table-cell>
          <table:table-cell table:formula="of:=[.D155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freigeschaltet</text:p>
          </table:table-cell>
          <table:table-cell/>
          <table:table-cell office:value-type="string" calcext:value-type="string">
            <text:p>SPIELER 4</text:p>
          </table:table-cell>
          <table:table-cell table:number-columns-repeated="7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Nachwürfeln used</text:p>
          </table:table-cell>
          <table:table-cell table:number-columns-repeated="9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 freigeschaltet</text:p>
          </table:table-cell>
          <table:table-cell table:number-columns-repeated="9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0-7</text:p>
          </table:table-cell>
          <table:table-cell office:value-type="string" calcext:value-type="string">
            <text:p>Zusatzwürfeln used</text:p>
          </table:table-cell>
          <table:table-cell table:number-columns-repeated="9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2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3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4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5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6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7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8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79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0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1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Gelbes Feld</text:p>
          </table:table-cell>
          <table:table-cell table:style-name="ce1" table:formula="of:=[.D182]+1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0-1</text:p>
          </table:table-cell>
          <table:table-cell office:value-type="string" calcext:value-type="string">
            <text:p>Blaues Fel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0-1</text:p>
          </table:table-cell>
          <table:table-cell table:formula="of:=[.C184]" office:value-type="string" office:string-value="Blaues Feld" calcext:value-type="string">
            <text:p>Blaues Feld</text:p>
          </table:table-cell>
          <table:table-cell table:style-name="ce1" table:formula="of:=[.D184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0-1</text:p>
          </table:table-cell>
          <table:table-cell table:formula="of:=[.C185]" office:value-type="string" office:string-value="Blaues Feld" calcext:value-type="string">
            <text:p>Blaues Feld</text:p>
          </table:table-cell>
          <table:table-cell table:style-name="ce1" table:formula="of:=[.D185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0-1</text:p>
          </table:table-cell>
          <table:table-cell table:formula="of:=[.C186]" office:value-type="string" office:string-value="Blaues Feld" calcext:value-type="string">
            <text:p>Blaues Feld</text:p>
          </table:table-cell>
          <table:table-cell table:style-name="ce1" table:formula="of:=[.D186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0-1</text:p>
          </table:table-cell>
          <table:table-cell table:formula="of:=[.C187]" office:value-type="string" office:string-value="Blaues Feld" calcext:value-type="string">
            <text:p>Blaues Feld</text:p>
          </table:table-cell>
          <table:table-cell table:style-name="ce1" table:formula="of:=[.D187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0-1</text:p>
          </table:table-cell>
          <table:table-cell table:formula="of:=[.C188]" office:value-type="string" office:string-value="Blaues Feld" calcext:value-type="string">
            <text:p>Blaues Feld</text:p>
          </table:table-cell>
          <table:table-cell table:style-name="ce1" table:formula="of:=[.D188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0-1</text:p>
          </table:table-cell>
          <table:table-cell table:formula="of:=[.C189]" office:value-type="string" office:string-value="Blaues Feld" calcext:value-type="string">
            <text:p>Blaues Feld</text:p>
          </table:table-cell>
          <table:table-cell table:style-name="ce1" table:formula="of:=[.D189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0-1</text:p>
          </table:table-cell>
          <table:table-cell table:formula="of:=[.C190]" office:value-type="string" office:string-value="Blaues Feld" calcext:value-type="string">
            <text:p>Blaues Feld</text:p>
          </table:table-cell>
          <table:table-cell table:style-name="ce1" table:formula="of:=[.D190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0-1</text:p>
          </table:table-cell>
          <table:table-cell table:formula="of:=[.C191]" office:value-type="string" office:string-value="Blaues Feld" calcext:value-type="string">
            <text:p>Blaues Feld</text:p>
          </table:table-cell>
          <table:table-cell table:style-name="ce1" table:formula="of:=[.D191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0-1</text:p>
          </table:table-cell>
          <table:table-cell table:formula="of:=[.C192]" office:value-type="string" office:string-value="Blaues Feld" calcext:value-type="string">
            <text:p>Blaues Feld</text:p>
          </table:table-cell>
          <table:table-cell table:style-name="ce1" table:formula="of:=[.D192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0-1</text:p>
          </table:table-cell>
          <table:table-cell table:formula="of:=[.C193]" office:value-type="string" office:string-value="Blaues Feld" calcext:value-type="string">
            <text:p>Blaues Feld</text:p>
          </table:table-cell>
          <table:table-cell table:style-name="ce1" table:formula="of:=[.D193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0-11</text:p>
          </table:table-cell>
          <table:table-cell office:value-type="string" calcext:value-type="string">
            <text:p>Grün</text:p>
          </table:table-cell>
          <table:table-cell table:style-name="ce1"/>
          <table:table-cell table:number-columns-repeated="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Oranges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0-6</text:p>
          </table:table-cell>
          <table:table-cell table:formula="of:=[.C196]" office:value-type="string" office:string-value="Oranges Feld" calcext:value-type="string">
            <text:p>Oranges Feld</text:p>
          </table:table-cell>
          <table:table-cell table:formula="of:=[.D196]+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0-6</text:p>
          </table:table-cell>
          <table:table-cell table:formula="of:=[.C197]" office:value-type="string" office:string-value="Oranges Feld" calcext:value-type="string">
            <text:p>Oranges Feld</text:p>
          </table:table-cell>
          <table:table-cell table:formula="of:=[.D197]+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0-12</text:p>
          </table:table-cell>
          <table:table-cell table:formula="of:=[.C198]" office:value-type="string" office:string-value="Oranges Feld" calcext:value-type="string">
            <text:p>Oranges Feld</text:p>
          </table:table-cell>
          <table:table-cell table:formula="of:=[.D198]+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0-6</text:p>
          </table:table-cell>
          <table:table-cell table:formula="of:=[.C199]" office:value-type="string" office:string-value="Oranges Feld" calcext:value-type="string">
            <text:p>Oranges Feld</text:p>
          </table:table-cell>
          <table:table-cell table:formula="of:=[.D199]+1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0-6</text:p>
          </table:table-cell>
          <table:table-cell table:formula="of:=[.C200]" office:value-type="string" office:string-value="Oranges Feld" calcext:value-type="string">
            <text:p>Oranges Feld</text:p>
          </table:table-cell>
          <table:table-cell table:formula="of:=[.D200]+1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0-12</text:p>
          </table:table-cell>
          <table:table-cell table:formula="of:=[.C201]" office:value-type="string" office:string-value="Oranges Feld" calcext:value-type="string">
            <text:p>Oranges Feld</text:p>
          </table:table-cell>
          <table:table-cell table:formula="of:=[.D201]+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0-6</text:p>
          </table:table-cell>
          <table:table-cell table:formula="of:=[.C202]" office:value-type="string" office:string-value="Oranges Feld" calcext:value-type="string">
            <text:p>Oranges Feld</text:p>
          </table:table-cell>
          <table:table-cell table:formula="of:=[.D202]+1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0-12</text:p>
          </table:table-cell>
          <table:table-cell table:formula="of:=[.C203]" office:value-type="string" office:string-value="Oranges Feld" calcext:value-type="string">
            <text:p>Oranges Feld</text:p>
          </table:table-cell>
          <table:table-cell table:formula="of:=[.D203]+1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0-6</text:p>
          </table:table-cell>
          <table:table-cell table:formula="of:=[.C204]" office:value-type="string" office:string-value="Oranges Feld" calcext:value-type="string">
            <text:p>Oranges Feld</text:p>
          </table:table-cell>
          <table:table-cell table:formula="of:=[.D204]+1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0-18</text:p>
          </table:table-cell>
          <table:table-cell table:formula="of:=[.C205]" office:value-type="string" office:string-value="Oranges Feld" calcext:value-type="string">
            <text:p>Oranges Feld</text:p>
          </table:table-cell>
          <table:table-cell table:formula="of:=[.D205]+1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0-6</text:p>
          </table:table-cell>
          <table:table-cell office:value-type="string" calcext:value-type="string">
            <text:p>Lila Feld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table:number-columns-repeated="11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table:number-columns-repeated="11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table:number-columns-repeated="11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table:number-columns-repeated="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table:number-columns-repeated="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table:number-columns-repeated="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table:number-columns-repeated="11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table:number-columns-repeated="11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table:number-columns-repeated="11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table:number-columns-repeated="11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table:number-columns-repeated="11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table:number-columns-repeated="11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table:number-columns-repeated="11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table:number-columns-repeated="11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table:number-columns-repeated="11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table:number-columns-repeated="11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table:number-columns-repeated="11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table:number-columns-repeated="11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table:number-columns-repeated="11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table:number-columns-repeated="11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table:number-columns-repeated="11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table:number-columns-repeated="11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table:number-columns-repeated="11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table:number-columns-repeated="11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table:number-columns-repeated="11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table:number-columns-repeated="11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table:number-columns-repeated="11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table:number-columns-repeated="11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table:number-columns-repeated="11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table:number-columns-repeated="11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table:number-columns-repeated="11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table:number-columns-repeated="11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table:number-columns-repeated="11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table:number-columns-repeated="11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table:number-columns-repeated="11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table:number-columns-repeated="11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table:number-columns-repeated="11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table:number-columns-repeated="11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2:44:00.420998550</meta:creation-date>
    <dc:date>2018-07-03T13:32:35.193307679</dc:date>
    <meta:editing-duration>PT17M33S</meta:editing-duration>
    <meta:editing-cycles>2</meta:editing-cycles>
    <meta:generator>LibreOffice/5.4.7.2$Linux_X86_64 LibreOffice_project/40$Build-2</meta:generator>
    <meta:document-statistic meta:table-count="1" meta:cell-count="1077" meta:object-count="0"/>
  </office:meta>
</office:document-meta>
</file>